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1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2" style:family="text">
      <style:text-properties fo:font-size="14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2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6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8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0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3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2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3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4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3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6" style:family="text">
      <style:text-properties fo:font-size="14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37" style:family="text">
      <style:text-properties fo:font-size="14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3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9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4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6" style:family="text">
      <style:text-properties fo:font-size="14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47" style:family="text">
      <style:text-properties fo:font-size="14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4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9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5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51" style:family="text">
      <style:text-properties fo:font-size="14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52" style:family="text">
      <style:text-properties fo:font-size="14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5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54" style:family="text">
      <style:text-properties fo:font-size="14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5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56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5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58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5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60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6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62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6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64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6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66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67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68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69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70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7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72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73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74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7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7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7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7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7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93" style:family="text">
      <style:text-properties fo:font-size="14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9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9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96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9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98" style:family="text">
      <style:text-properties fo:font-size="14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9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5.10pt"/>
    </style: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5.00%" fo:text-align="left" fo:margin-top="12.00pt" fo:margin-bottom="6.00pt"/>
    </style:style>
    <style:style style:name="P4" style:family="paragraph">
      <style:paragraph-properties fo:line-height="105.00%" fo:text-align="left" fo:margin-bottom="14.15pt"/>
    </style:style>
    <style:style style:name="P5" style:family="paragraph">
      <style:paragraph-properties fo:line-height="105.00%" fo:text-align="left" fo:margin-top="12.00pt" fo:margin-bottom="6.00pt"/>
    </style:style>
    <style:style style:name="P6" style:family="paragraph">
      <style:paragraph-properties fo:line-height="105.00%" fo:text-align="left" fo:margin-bottom="14.15pt"/>
    </style:style>
    <style:style style:name="P7" style:family="paragraph">
      <style:paragraph-properties fo:line-height="105.00%" fo:text-align="left" fo:margin-top="12.00pt" fo:margin-bottom="6.00pt"/>
    </style:style>
    <style:style style:name="P8" style:family="paragraph">
      <style:paragraph-properties fo:line-height="105.00%" fo:text-align="left" fo:margin-bottom="14.15pt"/>
    </style:style>
    <style:style style:name="P9" style:family="paragraph">
      <style:paragraph-properties fo:line-height="105.00%" fo:text-align="left" fo:margin-top="12.00pt" fo:margin-bottom="6.00pt"/>
    </style:style>
    <style:style style:name="P10" style:family="paragraph">
      <style:paragraph-properties fo:line-height="105.00%" fo:text-align="left" fo:margin-bottom="14.15pt"/>
    </style:style>
    <style:style style:name="P11" style:family="paragraph">
      <style:paragraph-properties fo:line-height="105.00%" fo:text-align="left" fo:margin-top="12.00pt" fo:margin-bottom="6.00pt"/>
    </style:style>
    <style:style style:name="P12" style:family="paragraph">
      <style:paragraph-properties fo:line-height="105.00%" fo:text-align="left" fo:margin-bottom="14.15pt"/>
    </style:style>
    <style:style style:name="P13" style:family="paragraph">
      <style:paragraph-properties fo:line-height="105.00%" fo:text-align="left" fo:margin-top="12.00pt" fo:margin-bottom="6.00pt"/>
    </style:style>
    <style:style style:name="P14" style:family="paragraph">
      <style:paragraph-properties fo:line-height="105.00%" fo:text-align="left" fo:margin-bottom="6.00pt"/>
    </style:style>
    <style:style style:name="P15" style:family="paragraph">
      <style:paragraph-properties fo:line-height="105.00%" fo:text-align="left" fo:margin-bottom="14.15pt"/>
    </style:style>
    <style:style style:name="P16" style:family="paragraph">
      <style:paragraph-properties fo:line-height="105.00%" fo:text-align="left" fo:margin-bottom="6.00pt"/>
    </style:style>
    <style:style style:name="P17" style:family="paragraph">
      <style:paragraph-properties fo:line-height="105.00%" fo:text-align="left" fo:margin-bottom="14.15pt"/>
    </style:style>
    <style:style style:name="P18" style:family="paragraph">
      <style:paragraph-properties fo:line-height="105.00%" fo:text-align="left" fo:margin-top="12.00pt" fo:margin-bottom="6.00pt"/>
    </style:style>
    <style:style style:name="P19" style:family="paragraph">
      <style:paragraph-properties fo:line-height="105.00%" fo:text-align="left" fo:margin-bottom="6.00pt"/>
    </style:style>
    <style:style style:name="P20" style:family="paragraph">
      <style:paragraph-properties fo:line-height="105.00%" fo:text-align="left" fo:margin-bottom="14.15pt"/>
    </style:style>
    <style:style style:name="P21" style:family="paragraph">
      <style:paragraph-properties fo:line-height="105.00%" fo:text-align="left" fo:margin-bottom="6.00pt"/>
    </style:style>
    <style:style style:name="P22" style:family="paragraph">
      <style:paragraph-properties fo:line-height="105.00%" fo:text-align="left" fo:margin-top="12.00pt" fo:margin-bottom="6.00pt"/>
    </style:style>
    <text:list-style style:name="L2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3" style:family="paragraph">
      <style:paragraph-properties fo:line-height="105.00%" fo:text-align="left" fo:margin-left="-18.00pt" fo:text-indent="18.00pt" fo:margin-bottom="6.00pt"/>
    </style:style>
    <style:style style:name="P24" style:family="paragraph">
      <style:paragraph-properties fo:line-height="105.00%" fo:text-align="left" fo:margin-bottom="14.15pt"/>
    </style:style>
    <text:list-style style:name="L2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5" style:family="paragraph">
      <style:paragraph-properties fo:line-height="105.00%" fo:text-align="left" fo:margin-left="-18.00pt" fo:text-indent="18.00pt" fo:margin-bottom="6.00pt"/>
    </style:style>
    <style:style style:name="P26" style:family="paragraph">
      <style:paragraph-properties fo:line-height="105.00%" fo:text-align="left" fo:margin-bottom="14.15pt"/>
    </style:style>
    <style:style style:name="P27" style:family="paragraph">
      <style:paragraph-properties fo:line-height="105.00%" fo:text-align="left" fo:margin-bottom="6.00pt"/>
    </style:style>
    <style:style style:name="P28" style:family="paragraph">
      <style:paragraph-properties fo:line-height="105.00%" fo:text-align="left" fo:margin-bottom="8.00pt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05.00%" fo:text-align="left" fo:margin-left="-18.00pt" fo:text-indent="18.00pt" fo:margin-bottom="6.00pt"/>
    </style:style>
    <style:style style:name="P30" style:family="paragraph">
      <style:paragraph-properties fo:line-height="105.00%" fo:text-align="left"/>
    </style:style>
    <style:style style:name="P31" style:family="paragraph">
      <style:paragraph-properties fo:line-height="105.00%" fo:text-align="left" fo:margin-bottom="14.15pt"/>
    </style:style>
    <text:list-style style:name="L3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2" style:family="paragraph">
      <style:paragraph-properties fo:line-height="105.00%" fo:text-align="left" fo:margin-left="-18.00pt" fo:text-indent="18.00pt" fo:margin-bottom="6.00pt"/>
    </style:style>
    <style:style style:name="P33" style:family="paragraph">
      <style:paragraph-properties fo:line-height="105.00%" fo:text-align="left" fo:margin-bottom="6.00pt"/>
    </style:style>
    <style:style style:name="P34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Befehle in der Kommandozeile Teil 4</text:span></text:p>
      <text:p text:style-name="P2"><text:span text:style-name="T2"><text:line-break/>nl &lt;Dateiname&gt;<text:tab/>nummeriert die beschriebenen Zeilen<text:line-break/><text:tab/><text:tab/><text:tab/><text:tab/>(lines) einer Datei <text:line-break/><text:line-break/>nl -b<text:tab/> a &lt;Dateiname&gt;<text:tab/>nummeriert alle Zeilen einer Datei <text:line-break/><text:tab/><text:tab/><text:tab/><text:tab/><text:tab/>(auch Leerzeilen)<text:line-break/><text:line-break/>nl -i &lt;Zählabstand&gt; &lt;Dateiname&gt;<text:tab/><text:line-break/>z.B. nl -i 10 nummer.txt &gt; nummeriert.txt</text:span></text:p>
      <text:p text:style-name="P2"><text:span text:style-name="T3"/></text:p>
      <text:p text:style-name="P2"><draw:frame text:anchor-type="as-char" svg:width="160.07mm" svg:height="95.51mm" style:rel-width="scale" style:rel-height="scale"><draw:object-ole xlink:href="OleObj1"/><draw:image xlink:href="ObjectReplacements/OleObj1"/></draw:frame><text:span text:style-name="T4">wc <text:tab/><text:tab/>word count<text:s/></text:span><text:span text:style-name="T5">–</text:span><text:span text:style-name="T6"><text:s/>z</text:span><text:span text:style-name="T7">ählt 1. Zeilen, 2. Worte und 3. <text:tab/><text:tab/><text:tab/>Zeichen<text:line-break/><text:line-break/>wc -c<text:tab/>zeigt Anzahl der Zeichen z.B. wc -c hw.txt<text:line-break/><text:line-break/>wc -l <text:tab/>zeigt Anzahl der Zeilen<text:line-break/><text:line-break/>wc -w<text:tab/>zeigt Anzahl der Worte<text:line-break/><text:line-break/>z.B. wc -w &lt;Dateiname&gt;</text:span></text:p>
      <text:p text:style-name="P2"><draw:frame text:anchor-type="as-char" svg:width="139.17mm" svg:height="37.84mm" style:rel-width="scale" style:rel-height="scale"><draw:object-ole xlink:href="OleObj2"/><draw:image xlink:href="ObjectReplacements/OleObj2"/></draw:frame><text:span text:style-name="T9"><text:line-break/>less<text:tab/><text:tab/><text:tab/><text:tab/>zeigt Dateien Seite für Seite <text:line-break/>(less is more)<text:tab/><text:tab/>(nützlich bei langen Texten)<text:tab/><text:line-break/><text:line-break/>f oder Leertaste<text:tab/><text:tab/><text:tab/>eine Seite weiter<text:line-break/>b<text:tab/><text:tab/><text:tab/><text:tab/><text:tab/><text:tab/>eine Seite zurück<text:line-break/>enter oder Pfeil nach unten<text:tab/>eine Zeile weiter<text:line-break/>Pfeil nach oben<text:tab/><text:tab/><text:tab/><text:tab/>eine Zeile zurück<text:line-break/>/muster oder ?muster<text:tab/><text:tab/>sucht das Muster <text:line-break/><text:tab/><text:tab/><text:tab/><text:tab/><text:tab/><text:tab/>(/ von oben, ? von unten)<text:line-break/>n <text:tab/><text:tab/><text:tab/><text:tab/><text:tab/><text:tab/>nächste Stelle mit Muster<text:line-break/>q<text:tab/><text:tab/><text:tab/><text:tab/><text:tab/><text:tab/>beenden</text:span></text:p>
      <text:p text:style-name="P2"><text:span text:style-name="T10"/></text:p>
      <text:p text:style-name="P2"><text:span text:style-name="T11">useradd<text:tab/><text:tab/><text:tab/></text:span><text:span text:style-name="T12">useradd heike<text:s/></text:span><text:span text:style-name="T13">erstellt die neue Nutzerin <text:tab/><text:tab/><text:tab/><text:tab/>Heike ohne Home-Verzeichnis<text:line-break/><text:line-break/>useradd -m<text:tab/>inkl. Home-Verzeichnis<text:line-break/><text:line-break/>useradd -c<text:tab/>hinter -c kann ein Kommentar geschrieben <text:tab/><text:tab/><text:tab/><text:tab/>werden z.B. voller Name <text:line-break/><text:tab/><text:tab/><text:tab/>z.B. useradd -c<text:s/></text:span><text:span text:style-name="T14">„</text:span><text:span text:style-name="T15">Test-Benutzer</text:span><text:span text:style-name="T16">“</text:span><text:span text:style-name="T17"><text:s/>-m<text:line-break/><text:line-break/>useradd -g gid<text:tab/><text:tab/>Gruppen ID (GID) zuweisen <text:line-break/><text:line-break/>useradd -u uid<text:tab/><text:tab/>User ID (UID) zuweisen<text:line-break/><text:line-break/>oder mit Ablaufdatum:<text:line-break/>sudo useradd -e 2019-07-23 gast<text:line-break/><text:line-break/>Status:<text:line-break/>sudo passwd -S &lt;Benutzername&gt;<text:tab/>z.B. sudo passwd -S heike<text:line-break/><text:line-break/>Benutzer freischalten/neues Passwort setzen:<text:line-break/>sudo passwd heike<text:tab/><text:tab/><text:line-break/><text:line-break/>su<text:s/></text:span><text:span text:style-name="T18">–</text:span><text:span text:style-name="T19"><text:s/>heike<text:tab/>wechselt in das Home-Verzeichnis von Heike<text:line-break/><text:tab/><text:tab/><text:tab/>nach Passworteingabe <text:line-break/><text:line-break/>exit<text:tab/><text:tab/><text:tab/>zurück unter letztem Namen<text:line-break/><text:line-break/>users<text:tab/><text:tab/>wer ist eingeloggt (auch von anderer <text:tab/><text:tab/><text:tab/><text:tab/><text:tab/>Konsole)</text:span><text:span text:style-name="T20"/></text:p>
      <text:p text:style-name="P2"><text:span text:style-name="T21">usermod -L &lt;Benutzername&gt;<text:tab/><text:tab/>Konto sperren<text:line-break/><text:line-break/>usermod -U &lt;Benutzername&gt;<text:tab/><text:tab/>Konto entsperren<text:line-break/><text:line-break/>userdel &lt;Benutzername&gt;<text:tab/>Benutzer löschen<text:line-break/><text:tab/><text:tab/><text:tab/><text:tab/><text:tab/><text:tab/>Um z.B. 6 Monatige <text:tab/><text:tab/><text:tab/><text:tab/><text:tab/><text:tab/><text:tab/><text:tab/>Aufbewahrungsfristen<text:line-break/><text:tab/><text:tab/><text:tab/><text:tab/><text:tab/><text:tab/>einzuhalten<text:line-break/>userdel -r &lt;Benutzername&gt;<text:tab/>Benutzer und <text:tab/><text:tab/><text:tab/><text:tab/><text:tab/><text:tab/><text:tab/><text:tab/><text:tab/><text:tab/>Heimatverzeichnis löschen<text:tab/><text:line-break/><text:line-break/>groupadd &lt;Gruppenname&gt;<text:tab/>erstellt eine neue Gruppe<text:s text:c="2"/><text:line-break/><text:line-break/>sudo groupadd -g &lt;GID&gt; &lt;Gruppenname&gt;<text:line-break/><text:tab/><text:tab/><text:tab/><text:tab/><text:tab/><text:tab/>erstellt eine neue Gruppe mit <text:tab/><text:tab/><text:tab/><text:tab/><text:tab/><text:tab/><text:tab/>zugewiesener Gruppen ID<text:line-break/><text:line-break/>groupmod &lt;Gruppenname&gt;<text:tab/>Gruppenkonto sperren/entsperren<text:line-break/><text:line-break/>groupdel &lt;Gruppenname&gt;<text:tab/>Gruppe löschen</text:span></text:p>
      <text:p text:style-name="P2"><text:span text:style-name="T21"><text:line-break/></text:span><text:a xlink:href="https://wiki.ubuntuusers.de/Benutzer_und_Gruppen/"><text:span text:style-name="T22">https://wiki.ubuntuusers.de/Benutzer_und_Gruppen/</text:span></text:a><text:span text:style-name="T23"><text:line-break/></text:span></text:p>
      <text:p text:style-name="P3"><text:span text:style-name="T24">Neuen Benutzer hinzufügen</text:span></text:p>
      <text:p text:style-name="P4"><text:span text:style-name="T25">sudo adduser &lt;Benutzername&gt; &lt;Gruppenname&gt;<text:line-break/>z.B. sudo adduser heike buchhaltung<text:line-break/>Fügt Heike der Gruppe Buchhaltung zu<text:line-break/><text:line-break/>adduser ist nutzerfreundlicher, probieren Sie es aus.<text:line-break/>Während useradd nur das macht was wir sagen (-m), macht adduser was wir erwarten, z.B. Home-Verzeichnis.<text:line-break/>useradd und userdel sind aus historischen Gründen vorhanden. <text:line-break/>In der Praxis nutzen Sie adduser und deluser unter debian.</text:span></text:p>
      <text:p text:style-name="P5"><text:span text:style-name="T26">Bestehenden Benutzer einer weiteren Gruppe hinzufügen</text:span></text:p>
      <text:p text:style-name="P6"><text:span text:style-name="T27">sudo usermod -aG GRUPPENNAME BENUTZERNAME</text:span></text:p>
      <text:p text:style-name="P7"><text:span text:style-name="T28">Standardgruppe eines Benutzers ändern</text:span></text:p>
      <text:p text:style-name="P8"><text:span text:style-name="T29">sudo usermod -g GRUPPENNAME BENUTZERNAME</text:span></text:p>
      <text:p text:style-name="P9"><text:span text:style-name="T30">Benutzer aus einer Gruppe entfernen</text:span></text:p>
      <text:p text:style-name="P10"><text:span text:style-name="T31">sudo deluser BENUTZERNAME GRUPPENNAME</text:span></text:p>
      <text:p text:style-name="P11"><text:span text:style-name="T32">Eine neue Gruppe erstellen</text:span></text:p>
      <text:p text:style-name="P12"><text:span text:style-name="T33">sudo addgroup GRUPPENNAME</text:span></text:p>
      <text:p text:style-name="P13"><text:span text:style-name="T34">Benutzernamen ändern</text:span></text:p>
      <text:p text:style-name="P14"><text:span text:style-name="T35">Der Benutzername lässt sich leicht mittels</text:span></text:p>
      <text:p text:style-name="P15"><text:span text:style-name="T35">usermod -l NEUERNAME ALTERNAME</text:span></text:p>
      <text:p text:style-name="P16"><text:span text:style-name="T35">ändern. Dies ist allerdings nur möglich, wenn der zu ändernde Benutzername gerade nicht aktiv (d.h. nicht am System angemeldet) ist.<text:line-break/><text:line-break/>Damit auch das<text:s/></text:span><text:a xlink:href="https://wiki.ubuntuusers.de/Benutzerverzeichnis/"><text:span text:style-name="T37">Benutzerverzeichnis</text:span></text:a><text:span text:style-name="T38"><text:s/>entsprechend zum neuen Namen NEUERNAME geändert wird, muss jetzt noch ein weiterer Befehl folgen:</text:span></text:p>
      <text:p text:style-name="P17"><text:span text:style-name="T38">usermod -d /home/NEUERNAME -m NEUERNAME<text:line-break/>sudo usermod -d /home/heike -m heike<text:tab/><text:tab/><text:tab/><text:line-break/>Heike zieht in ihr neues homeverzeichnis /home/heike<text:line-break/></text:span></text:p>
      <text:p text:style-name="P18"><text:span text:style-name="T39">Vollständigen Benutzernamen ändern</text:span></text:p>
      <text:p text:style-name="P19"><text:span text:style-name="T40">Wenn man nur den vollständigen Benutzernamen (Vor-/Nachname) ändern möchte, nicht aber den Anmelde-Benutzernamen, kann man dies mit</text:span></text:p>
      <text:p text:style-name="P20"><text:span text:style-name="T40">sudo chfn -f<text:s/></text:span><text:span text:style-name="T41">„</text:span><text:span text:style-name="T42">Heikes Neuernachname</text:span><text:span text:style-name="T43">“</text:span><text:span text:style-name="T44"><text:s/>heike</text:span></text:p>
      <text:p text:style-name="P21"><text:span text:style-name="T45">erreichen. Siehe auch<text:s/></text:span><text:a xlink:href="https://wiki.ubuntuusers.de/chfn/"><text:span text:style-name="T47">chfn</text:span></text:a><text:span text:style-name="T48">.</text:span></text:p>
      <text:p text:style-name="P22"><text:span text:style-name="T49">Passwort ändern</text:span></text:p>
      <text:list text:style-name="L23">
        <text:list-item>
          <text:p text:style-name="P23"><text:span text:style-name="T50">Eigenes Passwort ändern:</text:span></text:p>
        </text:list-item>
      </text:list>
      <text:p text:style-name="P24"><text:span text:style-name="T50">passwd</text:span></text:p>
      <text:list text:style-name="L25">
        <text:list-item>
          <text:p text:style-name="P25"><text:span text:style-name="T50">Passwort eines anderen Benutzers ändern:</text:span></text:p>
        </text:list-item>
      </text:list>
      <text:p text:style-name="P26"><text:span text:style-name="T50">sudo passwd BENUTZERNAME</text:span></text:p>
      <text:p text:style-name="P27"><text:span text:style-name="T50">Weitere Informationen erhält man im Artikel<text:s/></text:span><text:a xlink:href="https://wiki.ubuntuusers.de/passwd/"><text:span text:style-name="T52">passwd</text:span></text:a><text:span text:style-name="T53">.</text:span></text:p>
      <text:p text:style-name="P27"><text:span text:style-name="T53"><text:line-break/></text:span><text:a xlink:href="https://www.computerhilfen.de/info/chmod-rechner-werte-fuer-linux-rechte-berechnen.html"><text:span text:style-name="T54">https://www.computerhilfen.de/info/chmod-rechner-werte-fuer-linux-rechte-berechnen.html</text:span></text:a><text:span text:style-name="T55"><text:line-break/></text:span></text:p>
      <text:p text:style-name="P28"><text:span text:style-name="T55">Datei ausführbar machen (symbolischer Weg):<text:line-break/>chmod +x &lt;Dateiname&gt; <text:tab/>z.B. chmod +x nummeriert<text:line-break/><text:tab/><text:tab/><text:tab/><text:tab/><text:tab/><text:tab/>ausführbar für alle <text:line-break/><text:line-break/><text:line-break/>Oktal Modus:<text:line-break/><text:line-break/>chmod 700 &lt;Dateiname&gt;<text:tab/>z.B. chmod 700 nummeriert<text:tab/><text:line-break/><text:tab/><text:tab/><text:tab/><text:tab/><text:tab/><text:tab/>nur wir dürfen irgendentwas mit <text:tab/><text:tab/><text:tab/><text:tab/><text:tab/><text:tab/>dieser Datei tun<text:tab/></text:span></text:p>
      <text:p text:style-name="P28"><text:span text:style-name="T55">chmod 744 &lt;Dateiname&gt;<text:tab/>z.B. chmod 744 nummeriert<text:line-break/><text:tab/><text:tab/><text:tab/><text:tab/><text:tab/><text:tab/>nur wir dürfen ausführen, alle <text:tab/><text:tab/><text:tab/><text:tab/><text:tab/><text:tab/>dürfen lesen<text:line-break/><text:line-break/>chmod 644 &lt;Dateiname&gt;<text:tab/>z.B. chmod 644 nummeriert<text:line-break/><text:tab/><text:tab/><text:tab/><text:tab/><text:tab/><text:tab/>wir dürfen lesen und verändern, <text:tab/><text:tab/><text:tab/><text:tab/><text:tab/><text:tab/>alle dürfen lesen<text:line-break/><text:line-break/>chmod 755 &lt;Dateiname&gt;<text:tab/>z.B. chmod 755 nummeriert<text:line-break/><text:tab/><text:tab/><text:tab/><text:tab/><text:tab/><text:tab/>nur wir dürfen ändern,<text:line-break/><text:tab/><text:tab/><text:tab/><text:tab/><text:tab/><text:tab/>alle dürfen lesen und ausführen<text:line-break/><text:line-break/>chmod 777 &lt;Dateiname&gt;<text:tab/>z.B. chmod 777 nummeriert<text:line-break/><text:tab/><text:tab/><text:tab/><text:tab/><text:tab/><text:tab/>alle dürfen alles<text:line-break/></text:span></text:p>
      <text:p text:style-name="P28"><text:span text:style-name="T55">chown<text:tab/><text:tab/>Datei oder Ordner an eine/n neue/n <text:tab/><text:tab/><text:tab/><text:tab/><text:tab/>Besitzer/in übertragen<text:line-break/><text:tab/><text:tab/><text:tab/>chown &lt;neue/r Besitzer/in&gt;&lt;Dateiname/n&gt;<text:line-break/><text:line-break/>chown &lt;neue/r Besitzer/in&gt; * <text:tab/></text:span><text:span text:style-name="T56">(nicht probieren!)</text:span><text:span text:style-name="T57"><text:line-break/><text:tab/><text:tab/><text:tab/>überträgt<text:s/></text:span><text:span text:style-name="T58">alle Dateien</text:span><text:span text:style-name="T59"><text:s/>im aktuellen Ordner an <text:tab/><text:tab/><text:tab/>&lt;neue/r Besitzer/in&gt;<text:line-break/><text:line-break/>chown -R &lt;neue/r Besitzer/in&gt; &lt;Ordner&gt;<text:s/></text:span><text:span text:style-name="T60">(nicht probieren!)</text:span><text:span text:style-name="T61"><text:line-break/><text:tab/><text:tab/>ändert den/die Besitzer/in in<text:s/></text:span><text:span text:style-name="T62">allen Ordnern <text:tab/><text:tab/><text:tab/><text:tab/>und <text:tab/>darin enthaltenen Dateien</text:span><text:span text:style-name="T63"><text:s/>im aktuellen <text:tab/><text:tab/><text:tab/>Ordner an &lt;neue/r Besitzer/in&gt;<text:line-break/><text:line-break/>chown &lt;neue/r Besitzer/in&gt;:&lt;Gruppe&gt; &lt;Dateiname&gt;<text:line-break/><text:tab/><text:tab/><text:tab/></text:span><text:span text:style-name="T64">(nicht probieren!)</text:span><text:span text:style-name="T65"><text:line-break/><text:tab/><text:tab/><text:tab/>z.B. chown besitzer:gruppe Dateiname<text:line-break/><text:tab/><text:tab/><text:tab/></text:span><text:span text:style-name="T66">ändert den Besitzer auf<text:s/></text:span><text:span text:style-name="T67">„</text:span><text:span text:style-name="T68">besitzer</text:span><text:span text:style-name="T69">“</text:span><text:span text:style-name="T70"><text:s/>und die <text:tab/><text:tab/><text:tab/>Gruppe auf<text:s/></text:span><text:span text:style-name="T71">„</text:span><text:span text:style-name="T72">gruppe</text:span><text:span text:style-name="T73">“</text:span><text:span text:style-name="T74"><text:line-break/><text:line-break/></text:span><text:span text:style-name="T75">chgrp gruppe Dateiname<text:tab/><text:tab/><text:tab/><text:tab/>ändert die Gruppe<text:line-break/>chgrg<text:s/></text:span><text:span text:style-name="T76">–</text:span><text:span text:style-name="T77">c<text:s/></text:span><text:span text:style-name="T78">–</text:span><text:span text:style-name="T79">R musik /opt/musik/<text:line-break/>User ändert Gruppenzuordnung von /opt/musik der Gruppe musik zu. <text:line-break/><text:line-break/></text:span><text:span text:style-name="T80">ich glaube dieser Ansatz ist in diesem Fall ein Denkfehler bzw. es lässt sich einfacher lösen:</text:span></text:p>
      <text:list text:style-name="L29">
        <text:list-item>
          <text:p text:style-name="P29"><text:span text:style-name="T81">lege die Gruppen</text:span><text:span text:style-name="T82"><text:s/>abteilungx</text:span><text:span text:style-name="T83">,</text:span><text:span text:style-name="T84"><text:s/>abteilungy</text:span><text:span text:style-name="T85">,</text:span><text:span text:style-name="T86"><text:s/>firma</text:span><text:span text:style-name="T87"><text:s/>und<text:s/></text:span><text:span text:style-name="T88">vorlagen</text:span><text:span text:style-name="T89"><text:s/>an</text:span></text:p>
        </text:list-item>
        <text:list-item>
          <text:p text:style-name="P29"><text:span text:style-name="T89">setze die entsprechenden Rechte auf die Ordner (laut Bild)</text:span></text:p>
        </text:list-item>
      </text:list>
      <text:p text:style-name="P30"><text:span text:style-name="T90">drwxrwxr-- 2 root abteilungx 4096 2011-07-07 18:28 AbteilungX</text:span></text:p>
      <text:p text:style-name="P30"><text:span text:style-name="T90">drwxrwxr-- 2 root abteilungy 4096 2011-07-07 18:28 AbteilungY</text:span></text:p>
      <text:p text:style-name="P30"><text:span text:style-name="T90">drwxrw---- 2 root firma<text:s text:c="6"/>4096 2011-07-07 18:28 Firma</text:span></text:p>
      <text:p text:style-name="P31"><text:span text:style-name="T90">drwxr----- 2 root vorlagen<text:s text:c="3"/>4096 2011-07-07 18:28 Vorlagen</text:span></text:p>
      <text:list text:style-name="L32">
        <text:list-item>
          <text:p text:style-name="P32"><text:span text:style-name="T91">Weise den Benutzern die jeweils nötigen Gruppen zu (User dürfen je in mehreren Gruppen Mitglied sein ? )</text:span></text:p>
        </text:list-item>
      </text:list>
      <text:p text:style-name="P33"><text:span text:style-name="T91">Ich denke es gibt sicherlich noch weitere Lösungsansätze aber wenn ich Dich richtig verstanden habe, müsste dieser genügen.</text:span></text:p>
      <text:p text:style-name="P34"><text:span text:style-name="T92"><text:line-break/><text:line-break/>Rechterechner:<text:line-break/></text:span><text:a xlink:href="https://www.computerhilfen.de/info/chmod-rechner-werte-fuer-linux-rechte-berechnen.html"><text:span text:style-name="T93">https://www.computerhilfen.de/info/chmod-rechner-werte-fuer-linux-rechte-berechnen.html</text:span></text:a><text:span text:style-name="T94"/></text:p>
      <text:p text:style-name="P34"><text:span text:style-name="T95"><text:line-break/></text:span><text:span text:style-name="T96">wichtige Dateien:</text:span><text:span text:style-name="T97"><text:line-break/><text:line-break/>/etc/passwd<text:tab/><text:tab/>Informationen zu Benutzerkonten<text:line-break/>/etc/shadow<text:tab/><text:tab/>Geschützte<text:s text:c="2"/>Informationen zu <text:tab/><text:tab/><text:tab/><text:tab/><text:tab/><text:tab/><text:tab/>Benutzerkonten<text:line-break/>/etc/group<text:tab/><text:tab/>Informationen zu Gruppenkonten<text:line-break/>/etc/gshadow<text:tab/><text:tab/>Geschützte Informationen zu <text:tab/><text:tab/><text:tab/><text:tab/><text:tab/><text:tab/><text:tab/>Gruppenkonten<text:line-break/>/etc/login.defs<text:tab/><text:tab/>Shadow-Passwort Suite konfigurieren<text:line-break/><text:tab/><text:tab/><text:tab/></text:span><text:a xlink:href="https://de.wikipedia.org/wiki/Shadow-Passwort"><text:span text:style-name="T98">https://de.wikipedia.org/wiki/Shadow-Passwort</text:span></text:a><text:span text:style-name="T99"><text:line-break/>/etc/default/useradd<text:tab/>Standardwerte zur Erstellung von <text:tab/><text:tab/><text:tab/><text:tab/><text:tab/><text:tab/>Benutzerkonten<text:line-break/>/etc/skel<text:tab/><text:tab/><text:tab/>Verzeichnis mit Standarddateien die bei <text:tab/><text:tab/><text:tab/><text:tab/><text:tab/>Erstellung eines Benutzerkontos kopiert <text:tab/><text:tab/><text:tab/><text:tab/><text:tab/>werden</text:span></text:p>
      <text:p text:style-name="P34"><text:span text:style-name="T100"/></text:p>
      <text:p text:style-name="P34"><text:span text:style-name="T101">passwd -x max<text:tab/><text:tab/>Maximale Gültigkeit des Passworts<text:line-break/><text:line-break/>passwd -n min<text:tab/><text:tab/>Minimale Gültigkeit bis Änderung<text:line-break/><text:line-break/>passwd -w warn<text:tab/>Warnzeit vor Ablauf des Passworts<text:line-break/><text:line-break/>passwd -l<text:tab/><text:tab/><text:tab/>Konto sperren</text:span></text:p>
      <text:p text:style-name="P34"><text:span text:style-name="T101">passwd -u<text:tab/><text:tab/>Konto entsperren <text:line-break/><text:line-break/><text:line-break/>r = read, also lesen<text:tab/><text:tab/>ohne diesem Recht ist die Datei <text:tab/><text:tab/><text:tab/><text:tab/><text:tab/><text:tab/>nicht sichtbar<text:line-break/><text:line-break/>w = write, also schreiben<text:line-break/><text:line-break/>x = execute, also ausführen <text:tab/>(ausführbarer Code meist <text:line-break/><text:tab/><text:tab/><text:tab/><text:tab/><text:tab/><text:tab/>chmod 755)<text:line-break/><text:line-break/>- = das Recht ist nicht vorhanden<text:line-break/></text:span></text:p>
      <text:p text:style-name="P34"><text:span text:style-name="T102"/></text:p>
      <text:p text:style-name="P34"><text:span text:style-name="T10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